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center" draw:textarea-vertical-align="middle"/>
    </style:style>
    <style:style style:name="gr2" style:family="graphic" style:parent-style-name="standard">
      <style:graphic-properties draw:fill="solid" draw:fill-color="#00dcff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/>
    </style:style>
    <style:style style:name="P3" style:family="paragraph"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ellipse draw:style-name="gr1" draw:text-style-name="P2" draw:id="id6" draw:layer="layout" svg:width="1.778cm" svg:height="0.532cm" svg:x="2.758cm" svg:y="4.578cm">
          <text:p text:style-name="P1"><text:span text:style-name="T1">identifier</text:span></text:p>
        </draw:ellipse>
        <draw:rect draw:style-name="gr2" draw:text-style-name="P2" draw:id="id7" draw:layer="layout" svg:width="1.44cm" svg:height="0.472cm" svg:x="2.927cm" svg:y="5.6cm">
          <text:p text:style-name="P1"><text:span text:style-name="T1">position</text:span></text:p>
        </draw:rect>
        <draw:rect draw:style-name="gr2" draw:text-style-name="P2" draw:layer="layout" svg:width="0.641cm" svg:height="0.472cm" svg:x="4.971cm" svg:y="5.6cm">
          <text:p text:style-name="P1"><text:span text:style-name="T1">:=</text:span></text:p>
        </draw:rect>
        <draw:ellipse draw:style-name="gr1" draw:text-style-name="P2" draw:id="id1" draw:layer="layout" svg:width="1.778cm" svg:height="0.532cm" svg:x="6.087cm" svg:y="4.578cm">
          <text:p text:style-name="P1"><text:span text:style-name="T1">identifier</text:span></text:p>
        </draw:ellipse>
        <draw:rect draw:style-name="gr2" draw:text-style-name="P2" draw:layer="layout" svg:width="1.44cm" svg:height="0.472cm" svg:x="6.256cm" svg:y="5.6cm">
          <text:p text:style-name="P1"><text:span text:style-name="T1">initial</text:span></text:p>
        </draw:rect>
        <draw:rect draw:style-name="gr2" draw:text-style-name="P2" draw:layer="layout" svg:width="0.641cm" svg:height="0.472cm" svg:x="7.935cm" svg:y="5.6cm">
          <text:p text:style-name="P1"><text:span text:style-name="T1">+</text:span></text:p>
        </draw:rect>
        <draw:rect draw:style-name="gr2" draw:text-style-name="P2" draw:layer="layout" svg:width="0.641cm" svg:height="0.472cm" svg:x="10.688cm" svg:y="5.6cm">
          <text:p text:style-name="P1"><text:span text:style-name="T1">*</text:span></text:p>
        </draw:rect>
        <draw:ellipse draw:style-name="gr1" draw:text-style-name="P2" draw:id="id2" draw:layer="layout" svg:width="1.778cm" svg:height="0.532cm" svg:x="8.801cm" svg:y="4.578cm">
          <text:p text:style-name="P1"><text:span text:style-name="T1">identifier</text:span></text:p>
        </draw:ellipse>
        <draw:ellipse draw:style-name="gr1" draw:text-style-name="P2" draw:id="id4" draw:layer="layout" svg:width="1.778cm" svg:height="0.532cm" svg:x="11.703cm" svg:y="4.578cm">
          <text:p text:style-name="P1"><text:span text:style-name="T1">number</text:span></text:p>
        </draw:ellipse>
        <draw:rect draw:style-name="gr2" draw:text-style-name="P2" draw:id="id3" draw:layer="layout" svg:width="1.44cm" svg:height="0.472cm" svg:x="8.97cm" svg:y="5.6cm">
          <text:p text:style-name="P1"><text:span text:style-name="T1">rate</text:span></text:p>
        </draw:rect>
        <draw:rect draw:style-name="gr2" draw:text-style-name="P2" draw:id="id5" draw:layer="layout" svg:width="0.641cm" svg:height="0.472cm" svg:x="12.272cm" svg:y="5.6cm">
          <text:p text:style-name="P1"><text:span text:style-name="T1">60</text:span></text:p>
        </draw:rect>
        <draw:connector draw:style-name="gr3" draw:text-style-name="P3" draw:layer="layout" draw:type="curve" svg:x1="6.976cm" svg:y1="5.11cm" svg:x2="6.967cm" svg:y2="5.43cm" draw:start-shape="id1" draw:start-glue-point="2">
          <text:p/>
        </draw:connector>
        <draw:connector draw:style-name="gr3" draw:text-style-name="P3" draw:layer="layout" draw:type="curve" svg:x1="9.69cm" svg:y1="5.11cm" svg:x2="9.69cm" svg:y2="5.6cm" draw:start-shape="id2" draw:start-glue-point="2" draw:end-shape="id3" draw:end-glue-point="0">
          <text:p/>
        </draw:connector>
        <draw:connector draw:style-name="gr3" draw:text-style-name="P3" draw:layer="layout" draw:type="curve" svg:x1="12.592cm" svg:y1="5.11cm" svg:x2="12.592cm" svg:y2="5.6cm" draw:start-shape="id4" draw:start-glue-point="2" draw:end-shape="id5" draw:end-glue-point="0">
          <text:p/>
        </draw:connector>
        <draw:connector draw:style-name="gr3" draw:text-style-name="P3" draw:layer="layout" draw:type="curve" svg:x1="3.647cm" svg:y1="5.11cm" svg:x2="3.647cm" svg:y2="5.6cm" draw:start-shape="id6" draw:start-glue-point="2" draw:end-shape="id7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9-30T23:40:27</meta:creation-date>
    <dc:date>2006-10-08T00:16:32</dc:date>
    <dc:language>en-US</dc:language>
    <meta:editing-cycles>9</meta:editing-cycles>
    <meta:editing-duration>PT1H36M27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